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fo:min-height="5.806cm"/>
    </style:style>
    <style:style style:name="gr4" style:family="graphic" style:parent-style-name="standard">
      <style:graphic-properties draw:stroke="none" svg:stroke-color="#000000" draw:fill="none" draw:fill-color="#ffffff" fo:min-height="0.832cm"/>
    </style:style>
    <style:style style:name="gr5" style:family="graphic" style:parent-style-name="standard">
      <style:graphic-properties draw:stroke="none" svg:stroke-color="#000000" draw:fill="none" draw:fill-color="#ffffff" fo:min-height="4.31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tru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combobox form:name="ComboBox" form:control-implementation="ooo:com.sun.star.form.component.ComboBox" form:id="control1" form:dropdown="true" form:convert-empty-to-null="true" form:list-source-type="table" form:auto-complete="true">
              <form:properties>
                <form:property form:property-name="DefaultControl" office:value-type="string" office:string-value="com.sun.star.form.control.ComboBox"/>
              </form:properties>
              <form:item form:label="Alle"/>
              <form:item form:label="Haematologie"/>
              <form:item form:label="Schwangerschaft"/>
            </form:combobox>
          </form:form>
        </office:forms>
        <draw:custom-shape draw:style-name="gr1" draw:text-style-name="P2" draw:layer="layout" svg:width="16.639cm" svg:height="1.564cm" svg:x="1cm" svg:y="11.505cm">
          <text:p text:style-name="P1"><text:span text:style-name="T1">Laborgrupp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7cm" svg:height="1.563cm" svg:x="1cm" svg:y="1cm">
          <text:p text:style-name="P1">Iatrix Labor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.533cm" svg:height="6.056cm" svg:x="12.467cm" svg:y="1cm">
          <draw:text-box>
            <text:p text:style-name="P4">Actions:</text:p>
            <text:p text:style-name="P4"/>
            <text:p text:style-name="P4">- Vorherige Seite<text:line-break/>- Naechste Seite<text:line-break/>- Drucken</text:p>
            <text:p text:style-name="P4">- Import</text:p>
            <text:p text:style-name="P4"/>
            <text:p text:style-name="P4">(Icons wie View "Labor")</text:p>
          </draw:text-box>
        </draw:frame>
        <draw:control draw:style-name="standard" draw:text-style-name="P5" draw:layer="controls" svg:width="8.821cm" svg:height="1.283cm" svg:x="5.41cm" svg:y="7.657cm" draw:control="control1"/>
        <draw:frame draw:style-name="gr4" draw:text-style-name="P6" draw:layer="layout" svg:width="5.372cm" svg:height="1.082cm" svg:x="1cm" svg:y="7.858cm">
          <draw:text-box>
            <text:p text:style-name="P6">Laborgruppen:</text:p>
          </draw:text-box>
        </draw:frame>
        <draw:custom-shape draw:style-name="gr1" draw:text-style-name="P3" draw:layer="layout" svg:width="1.846cm" svg:height="1.564cm" svg:x="1cm" svg:y="13.069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46cm" svg:height="1.564cm" svg:x="2.846cm" svg:y="13.069cm">
          <text:p text:style-name="P1">Ref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46cm" svg:height="1.564cm" svg:x="4.692cm" svg:y="13.069cm">
          <text:p text:style-name="P1">Wert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46cm" svg:height="1.564cm" svg:x="6.538cm" svg:y="13.069cm">
          <text:p text:style-name="P1">Wert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46cm" svg:height="1.564cm" svg:x="8.384cm" svg:y="13.069cm">
          <text:p text:style-name="P1">Wert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46cm" svg:height="1.564cm" svg:x="10.23cm" svg:y="13.069cm">
          <text:p text:style-name="P1">Wert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46cm" svg:height="1.564cm" svg:x="12.076cm" svg:y="13.069cm">
          <text:p text:style-name="P1">Wert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46cm" svg:height="1.564cm" svg:x="13.922cm" svg:y="13.069cm">
          <text:p text:style-name="P1">Wert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46cm" svg:height="1.564cm" svg:x="15.768cm" svg:y="13.069cm">
          <text:p text:style-name="P1">Wert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1.846cm" svg:height="1.564cm" svg:x="1cm" svg:y="9.94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1.846cm" svg:height="1.564cm" svg:x="2.846cm" svg:y="9.941cm">
          <text:p text:style-name="P1"><text:span text:style-name="T2">Ref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.846cm" svg:height="1.564cm" svg:x="4.692cm" svg:y="9.941cm">
          <text:p text:style-name="P1"><text:span text:style-name="T3">Dat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46cm" svg:height="1.564cm" svg:x="6.538cm" svg:y="9.941cm">
          <text:p text:style-name="P1"><text:span text:style-name="T3">Dat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46cm" svg:height="1.564cm" svg:x="8.384cm" svg:y="9.941cm">
          <text:p text:style-name="P1"><text:span text:style-name="T3">Dat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46cm" svg:height="1.564cm" svg:x="10.23cm" svg:y="9.941cm">
          <text:p text:style-name="P1"><text:span text:style-name="T3">Dat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46cm" svg:height="1.564cm" svg:x="12.076cm" svg:y="9.941cm">
          <text:p text:style-name="P1"><text:span text:style-name="T3">Dat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46cm" svg:height="1.564cm" svg:x="13.922cm" svg:y="9.941cm">
          <text:p text:style-name="P1"><text:span text:style-name="T3">Dat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46cm" svg:height="1.564cm" svg:x="15.768cm" svg:y="9.941cm">
          <text:p text:style-name="P1"><text:span text:style-name="T3">Dat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46cm" svg:height="1.564cm" svg:x="1cm" svg:y="14.633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46cm" svg:height="1.564cm" svg:x="2.846cm" svg:y="14.633cm">
          <text:p text:style-name="P1">Ref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46cm" svg:height="1.564cm" svg:x="4.692cm" svg:y="14.633cm">
          <text:p text:style-name="P1">Wert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46cm" svg:height="1.564cm" svg:x="6.538cm" svg:y="14.633cm">
          <text:p text:style-name="P1">Wert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46cm" svg:height="1.564cm" svg:x="8.384cm" svg:y="14.633cm">
          <text:p text:style-name="P1">Wert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46cm" svg:height="1.564cm" svg:x="10.23cm" svg:y="14.633cm">
          <text:p text:style-name="P1">Wert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46cm" svg:height="1.564cm" svg:x="12.076cm" svg:y="14.633cm">
          <text:p text:style-name="P1">Wert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46cm" svg:height="1.564cm" svg:x="13.922cm" svg:y="14.633cm">
          <text:p text:style-name="P1">Wert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46cm" svg:height="1.564cm" svg:x="15.768cm" svg:y="14.633cm">
          <text:p text:style-name="P1">Wert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46cm" svg:height="1.564cm" svg:x="1cm" svg:y="16.197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46cm" svg:height="1.564cm" svg:x="2.846cm" svg:y="16.197cm">
          <text:p text:style-name="P1">Ref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46cm" svg:height="1.564cm" svg:x="4.692cm" svg:y="16.197cm">
          <text:p text:style-name="P1">Wert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46cm" svg:height="1.564cm" svg:x="6.538cm" svg:y="16.197cm">
          <text:p text:style-name="P1">Wert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46cm" svg:height="1.564cm" svg:x="8.384cm" svg:y="16.197cm">
          <text:p text:style-name="P1">Wert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46cm" svg:height="1.564cm" svg:x="10.23cm" svg:y="16.197cm">
          <text:p text:style-name="P1">Wert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46cm" svg:height="1.564cm" svg:x="12.076cm" svg:y="16.197cm">
          <text:p text:style-name="P1">Wert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46cm" svg:height="1.564cm" svg:x="13.922cm" svg:y="16.197cm">
          <text:p text:style-name="P1">Wert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846cm" svg:height="1.564cm" svg:x="15.768cm" svg:y="16.197cm">
          <text:p text:style-name="P1">Wer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6.639cm" svg:height="1.564cm" svg:x="1cm" svg:y="17.761cm">
          <text:p text:style-name="P1"><text:span text:style-name="T1">Laborgruppe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8.01cm" svg:height="8.072cm" svg:x="1cm" svg:y="20.271cm">
          <draw:text-box>
            <text:p text:style-name="P6">Datenstruktur TableViewer</text:p>
            <text:p text:style-name="P6"/>
            <text:p text:style-name="P6">Array mit LabRowS und GroupS:</text:p>
            <text:p text:style-name="P6"><text:s text:c="2"/>&lt;i&gt; --&gt; Group</text:p>
            <text:p text:style-name="P6"><text:s text:c="2"/>&lt;j&gt; --&gt; LabRow</text:p>
            <text:p text:style-name="P6"><text:s text:c="17"/>labItem</text:p>
            <text:p text:style-name="P6"><text:s text:c="17"/>results: hash map with &lt;date, lab result&gt; pairs</text:p>
            <text:p text:style-name="P6"/>
            <text:p text:style-name="P6">This structure contains a LabRow for each available labor item of the patient, and lab dates for each available date of the patient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4-16T16:23:06</meta:creation-date>
    <dc:date>2008-04-17T13:10:05</dc:date>
    <meta:editing-cycles>5</meta:editing-cycles>
    <meta:editing-duration>PT2H54M27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